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460000054680DEA6460DD45E8A.png" manifest:media-type="image/png"/>
  <manifest:file-entry manifest:full-path="Pictures/100000000000054600000546A7D4FC6A53CAA08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000000" draw:marker-start-width="0.304cm" draw:marker-end-width="0.304cm" draw:fill-color="#ffffff" draw:textarea-horizontal-align="justify" draw:textarea-vertical-align="middle" draw:auto-grow-height="false" fo:min-height="0.329cm" fo:min-width="0.22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57cm" fo:min-width="0.00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59cm" fo:min-width="0.00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6" style:family="graphic" style:parent-style-name="objectwithoutfill">
      <style:graphic-properties draw:stroke="solid" svg:stroke-color="#000000" draw:marker-end="Symmetric_20_Arrow" draw:marker-end-width="0.3cm" draw:fill="none" draw:textarea-vertical-align="middle"/>
    </style:style>
    <style:style style:name="gr7" style:family="graphic" style:parent-style-name="standard">
      <style:graphic-properties svg:stroke-width="0.018cm" svg:stroke-color="#000000" draw:marker-start-width="0.331cm" draw:marker-end-width="0.331cm" draw:fill="none" draw:fill-color="#ffffff" draw:textarea-horizontal-align="justify" draw:textarea-vertical-align="middle" draw:auto-grow-height="false" fo:min-height="1.916cm" fo:min-width="0.752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-width="0.331cm" draw:marker-end-width="0.331cm" draw:fill="none" draw:fill-color="#ffffff" draw:textarea-horizontal-align="justify" draw:textarea-vertical-align="middle" draw:auto-grow-height="false" fo:min-height="1.834cm" fo:min-width="1.206cm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93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0pt" fo:font-style="italic" fo:font-weight="bold"/>
    </style:style>
    <style:style style:name="P4" style:family="paragraph">
      <loext:graphic-properties draw:fill-color="#b2b2b2"/>
      <style:paragraph-properties fo:text-align="center"/>
      <style:text-properties fo:font-size="10pt" fo:font-style="italic" fo:font-weight="bold" style:font-style-asian="italic" style:font-style-complex="italic"/>
    </style:style>
    <style:style style:name="P5" style:family="paragraph">
      <loext:graphic-properties draw:fill="none"/>
      <style:paragraph-properties fo:text-align="center"/>
      <style:text-properties fo:font-style="italic" fo:font-weight="bold"/>
    </style:style>
    <style:style style:name="P6" style:family="paragraph">
      <loext:graphic-properties draw:fill="none" draw:fill-color="#ffffff"/>
      <style:paragraph-properties fo:text-align="center"/>
      <style:text-properties fo:font-size="10pt" fo:font-style="italic" fo:font-weight="bold"/>
    </style:style>
    <style:style style:name="P7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-color="#ffffff"/>
    </style:style>
    <style:style style:name="T1" style:family="text">
      <style:text-properties style:font-name="Liberation Sans1" fo:font-size="10pt" fo:font-style="italic" fo:font-weight="bold" style:font-name-asian="Liberation Sans1" style:font-name-complex="Liberation Sans1"/>
    </style:style>
    <style:style style:name="T2" style:family="text">
      <style:text-properties fo:font-size="10pt" fo:font-style="italic" fo:font-weight="bold"/>
    </style:style>
    <style:style style:name="T3" style:family="text">
      <style:text-properties style:text-position="-33% 58%" fo:font-size="10pt" fo:font-style="italic" fo:font-weight="bold"/>
    </style:style>
    <style:style style:name="T4" style:family="text">
      <style:text-properties fo:font-size="10pt" fo:font-style="italic" fo:font-weight="bold" style:font-style-asian="italic" style:font-style-complex="italic"/>
    </style:style>
    <style:style style:name="T5" style:family="text">
      <style:text-properties style:text-position="-33% 58%" fo:font-size="10pt" fo:font-style="italic" fo:font-weight="bold" style:font-style-asian="italic" style:font-style-complex="italic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6.35cm" svg:height="6.35cm" svg:x="16.826cm" svg:y="4.064cm">
          <draw:image xlink:href="Pictures/100000000000054600000546A7D4FC6A53CAA08C.png" xlink:type="simple" xlink:show="embed" xlink:actuate="onLoad">
            <text:p/>
          </draw:image>
        </draw:frame>
        <draw:frame draw:style-name="gr1" draw:text-style-name="P1" draw:layer="layout" svg:width="6.35cm" svg:height="6.35cm" svg:x="10.922cm" svg:y="4.064cm">
          <draw:image xlink:href="Pictures/10000000000005460000054680DEA6460DD45E8A.png" xlink:type="simple" xlink:show="embed" xlink:actuate="onLoad">
            <text:p/>
          </draw:image>
        </draw:frame>
        <draw:custom-shape draw:style-name="gr2" draw:text-style-name="P3" xml:id="id1" draw:id="id1" draw:layer="layout" svg:width="0.762cm" svg:height="0.613cm" svg:x="8.539cm" svg:y="5.31cm">
          <text:p text:style-name="P2"><text:span text:style-name="T1">α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0.762cm" svg:height="0.765cm" svg:x="8.539cm" svg:y="6.381cm">
          <text:p text:style-name="P2"><text:span text:style-name="T2">r</text:span><text:span text:style-name="T3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0.762cm" svg:height="0.767cm" svg:x="8.539cm" svg:y="7.524cm">
          <text:p text:style-name="P2"><text:span text:style-name="T2">m</text:span><text:span text:style-name="T3">k,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4" draw:id="id4" draw:layer="layout" svg:width="0.762cm" svg:height="0.762cm" svg:x="8.539cm" svg:y="8.609cm">
          <text:p text:style-name="P2"><text:span text:style-name="T4">y</text:span><text:span text:style-name="T5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8.92cm" svg:y1="5.923cm" svg:x2="8.92cm" svg:y2="6.381cm" draw:start-shape="id1" draw:start-glue-point="2" draw:end-shape="id2" draw:end-glue-point="4" svg:d="M8920 5923v458" svg:viewBox="0 0 1 459">
          <text:p/>
        </draw:connector>
        <draw:connector draw:style-name="gr6" draw:text-style-name="P5" draw:layer="layout" draw:type="line" svg:x1="8.92cm" svg:y1="7.146cm" svg:x2="8.92cm" svg:y2="7.524cm" draw:start-shape="id2" draw:start-glue-point="8" draw:end-shape="id3" draw:end-glue-point="4" svg:d="M8920 7146v378" svg:viewBox="0 0 1 379">
          <text:p/>
        </draw:connector>
        <draw:connector draw:style-name="gr6" draw:text-style-name="P5" draw:layer="layout" draw:type="line" svg:x1="8.92cm" svg:y1="8.291cm" svg:x2="8.92cm" svg:y2="8.609cm" draw:start-shape="id3" draw:start-glue-point="8" draw:end-shape="id4" svg:d="M8920 8291v318" svg:viewBox="0 0 1 319">
          <text:p/>
        </draw:connector>
        <draw:custom-shape draw:style-name="gr7" draw:text-style-name="P6" draw:layer="layout" svg:width="1.27cm" svg:height="2.184cm" svg:x="8.285cm" svg:y="6.2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724cm" svg:height="2.102cm" svg:x="8.058cm" svg:y="7.388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0.993cm" svg:height="0.645cm" svg:x="8.426cm" svg:y="4.302cm">
          <draw:text-box>
            <text:p><text:span text:style-name="T6">(A)</text:span></text:p>
          </draw:text-box>
        </draw:frame>
        <draw:frame draw:style-name="gr9" draw:text-style-name="P7" draw:layer="layout" svg:width="0.993cm" svg:height="0.645cm" svg:x="13.827cm" svg:y="4.303cm">
          <draw:text-box>
            <text:p><text:span text:style-name="T6">(B)</text:span></text:p>
          </draw:text-box>
        </draw:frame>
        <draw:frame draw:style-name="gr9" draw:text-style-name="P7" draw:layer="layout" svg:width="0.993cm" svg:height="0.645cm" svg:x="19.728cm" svg:y="4.304cm">
          <draw:text-box>
            <text:p><text:span text:style-name="T6">(C)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9T11:58:15.863853502</meta:creation-date>
    <dc:date>2019-05-27T13:43:38.403688001</dc:date>
    <meta:editing-duration>P2DT16H28M35S</meta:editing-duration>
    <meta:editing-cycles>53</meta:editing-cycles>
    <meta:generator>LibreOffice/6.0.7.3$Linux_X86_64 LibreOffice_project/00m0$Build-3</meta:generator>
    <meta:document-statistic meta:object-count="37"/>
  </office:meta>
</office:document-meta>
</file>